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rsid="0021d9f1" officeooo:paragraph-rsid="0021d9f1" style:font-size-asian="14pt" style:font-size-complex="14pt"/>
    </style:style>
    <style:style style:name="P4" style:family="paragraph" style:parent-style-name="Standard">
      <style:text-properties style:font-name="monospace" fo:font-size="14pt" officeooo:rsid="0021d9f1" officeooo:paragraph-rsid="0021d9f1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4386" style:font-style-asian="normal" style:font-style-complex="normal"/>
    </style:style>
    <style:style style:name="T4" style:family="text">
      <style:text-properties fo:color="#000000" loext:opacity="100%" fo:font-size="10.5pt" fo:background-color="#ffffff" loext:char-shading-value="0" style:font-size-asian="10.5pt" style:font-size-complex="10.5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officeooo:rsid="00225708" style:font-size-asian="10.5pt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Установка mdadm</text:p>
      <text:p text:style-name="P1">Утилита mdadm может быть установлена одной командой.</text:p>
      <text:p text:style-name="P1"/>
      <text:p text:style-name="P1">Если используем CentOS / Red Hat:</text:p>
      <text:p text:style-name="P1"/>
      <text:p text:style-name="P1">yum install mdadm</text:p>
      <text:p text:style-name="P1"/>
      <text:p text:style-name="P1">Если используем Ubuntu / Debian:</text:p>
      <text:p text:style-name="P1"/>
      <text:p text:style-name="P1">apt-get install mdadm</text:p>
      <text:p text:style-name="P1"/>
      <text:p text:style-name="P1">Сборка RAID</text:p>
      <text:p text:style-name="P1">Перед сборкой, стоит подготовить наши носители. Затем можно приступать к созданию рейд-массива.</text:p>
      <text:p text:style-name="P1"/>
      <text:p text:style-name="P1">Подготовка носителей</text:p>
      <text:p text:style-name="P1">Сначала необходимо занулить суперблоки на дисках, которые мы будем использовать для построения RAID (если диски ранее использовались, их суперблоки могут содержать служебную информацию о других RAID):</text:p>
      <text:p text:style-name="P1"/>
      <text:p text:style-name="P1">mdadm --zero-superblock --force /dev/sd{b,c}</text:p>
      <text:p text:style-name="P1"/>
      <text:p text:style-name="P1">* в данном примере мы зануляем суперблоки для дисков sdb и sdc.</text:p>
      <text:p text:style-name="P1"/>
      <text:p text:style-name="P1">Если мы получили ответ:</text:p>
      <text:p text:style-name="P1"/>
      <text:p text:style-name="P1">mdadm: Unrecognised md component device - /dev/sdb</text:p>
      <text:p text:style-name="P1">mdadm: Unrecognised md component device - /dev/sdc</text:p>
      <text:p text:style-name="P1"/>
      <text:p text:style-name="P1">... то значит, что диски не использовались ранее для RAID. Просто продолжаем настройку.</text:p>
      <text:p text:style-name="P1"/>
      <text:p text:style-name="P1">Далее нужно удалить старые метаданные и подпись на дисках:</text:p>
      <text:p text:style-name="P1"/>
      <text:p text:style-name="P1">wipefs --all --force /dev/sd{b,c}</text:p>
      <text:p text:style-name="P1"/>
      <text:p text:style-name="P1">Создание рейда</text:p>
      <text:p text:style-name="P1">Для сборки избыточного массива применяем следующую команду:</text:p>
      <text:p text:style-name="P1"/>
      <text:p text:style-name="P1">mdadm --create --verbose /dev/md0 -l 1 -n 2 /dev/sd{b,c}</text:p>
      <text:p text:style-name="P1"/>
      <text:p text:style-name="P1">* где:</text:p>
      <text:p text:style-name="P1"/>
      <text:p text:style-name="P1">/dev/md0 — устройство RAID, которое появится после сборки; </text:p>
      <text:p text:style-name="P1">-l 1 — уровень RAID; </text:p>
      <text:p text:style-name="P1">-n 2 — количество дисков, из которых собирается массив; </text:p>
      <text:p text:style-name="P1">/dev/sd{b,c} — сборка выполняется из дисков sdb и sdc.</text:p>
      <text:p text:style-name="P1">Мы должны увидеть что-то на подобие:</text:p>
      <text:p text:style-name="P1"><text:soft-page-break/></text:p>
      <text:p text:style-name="P1">mdadm: Note: this array has metadata at the start and</text:p>
      <text:p text:style-name="P1"><text:s text:c="4"/>may not be suitable as a boot device. <text:s/>If you plan to</text:p>
      <text:p text:style-name="P1"><text:s text:c="4"/>store '/boot' on this device please ensure that</text:p>
      <text:p text:style-name="P1"><text:s text:c="4"/>your boot-loader understands md/v1.x metadata, or use</text:p>
      <text:p text:style-name="P1"><text:s text:c="4"/>--metadata=0.90</text:p>
      <text:p text:style-name="P1">mdadm: size set to 1046528K</text:p>
      <text:p text:style-name="P1"/>
      <text:p text:style-name="P1">Также система задаст контрольный вопрос, хотим ли мы продолжить и создать RAID — нужно ответить y:</text:p>
      <text:p text:style-name="P1"/>
      <text:p text:style-name="P1">Continue creating array? y</text:p>
      <text:p text:style-name="P1"/>
      <text:p text:style-name="P1">Мы увидим что-то на подобие:</text:p>
      <text:p text:style-name="P1"/>
      <text:p text:style-name="P1">mdadm: Defaulting to version 1.2 metadata</text:p>
      <text:p text:style-name="P1">mdadm: array /dev/md0 started.</text:p>
      <text:p text:style-name="P1"/>
      <text:p text:style-name="P1">Вводим команду:</text:p>
      <text:p text:style-name="P1"/>
      <text:p text:style-name="P1">lsblk</text:p>
      <text:p text:style-name="P1"/>
      <text:p text:style-name="P1">... и находим информацию о том, что у наших дисков sdb и sdc появился раздел md0, например:</text:p>
      <text:p text:style-name="P1"/>
      <text:p text:style-name="P1">...</text:p>
      <text:p text:style-name="P1">sdb <text:s text:c="20"/>8:16 <text:s text:c="2"/>0 <text:s text:c="3"/>2G <text:s/>0 disk <text:s/></text:p>
      <text:p text:style-name="P1">??md0 <text:s text:c="18"/>9:0 <text:s text:c="3"/>0 <text:s text:c="3"/>2G <text:s/>0 raid1 </text:p>
      <text:p text:style-name="P1">sdc <text:s text:c="20"/>8:32 <text:s text:c="2"/>0 <text:s text:c="3"/>2G <text:s/>0 disk <text:s/></text:p>
      <text:p text:style-name="P1">??md0 <text:s text:c="18"/>9:0 <text:s text:c="3"/>0 <text:s text:c="3"/>2G <text:s/>0 raid1 </text:p>
      <text:p text:style-name="P1">...</text:p>
      <text:p text:style-name="P1"/>
      <text:p text:style-name="P1">* в примере мы видим собранный raid1 из дисков sdb и sdc.</text:p>
      <text:p text:style-name="P1"/>
      <text:p text:style-name="P1">Создание файла mdadm.conf</text:p>
      <text:p text:style-name="P1">В файле mdadm.conf находится информация о RAID-массивах и компонентах, которые в них входят. Для его создания выполняем следующие команды:</text:p>
      <text:p text:style-name="P1"/>
      <text:p text:style-name="P1">mkdir /etc/mdadm</text:p>
      <text:p text:style-name="P1"/>
      <text:p text:style-name="P1">echo "DEVICE partitions" &gt; /etc/mdadm/mdadm.conf</text:p>
      <text:p text:style-name="P1"/>
      <text:p text:style-name="P1">mdadm --detail --scan --verbose | awk '/ARRAY/ {print}' &gt;&gt; /etc/mdadm/mdadm.conf</text:p>
      <text:p text:style-name="P1"/>
      <text:p text:style-name="P1">Пример содержимого:</text:p>
      <text:p text:style-name="P1"/>
      <text:p text:style-name="P1">DEVICE partitions</text:p>
      <text:p text:style-name="P1"><text:soft-page-break/>ARRAY /dev/md0 level=raid1 num-devices=2 metadata=1.2 name=proxy.dmosk.local:0 UUID=411f9848:0fae25f9:85736344:ff18e41d</text:p>
      <text:p text:style-name="P1"/>
      <text:p text:style-name="P1">* в данном примере хранится информация о массиве /dev/md0 — его уровень 1, он собирается из 2-х дисков.</text:p>
      <text:p text:style-name="P1"/>
      <text:p text:style-name="P1">Создание файловой системы и монтирование массива</text:p>
      <text:p text:style-name="P1">Создание файловой системы для массива выполняется также, как для раздела:</text:p>
      <text:p text:style-name="P1"/>
      <text:p text:style-name="P1">mkfs.ext4 /dev/md0</text:p>
      <text:p text:style-name="P1"/>
      <text:p text:style-name="P1">* данной командой мы создаем на md0 файловую систему ext4.</text:p>
      <text:p text:style-name="P1"/>
      <text:p text:style-name="P1">Примонтировать раздел можно командой:</text:p>
      <text:p text:style-name="P1"/>
      <text:p text:style-name="P1">mount /dev/md0 /mnt</text:p>
      <text:p text:style-name="P1"/>
      <text:p text:style-name="P1">* в данном случае мы примонтировали наш массив в каталог /mnt.</text:p>
      <text:p text:style-name="P1"/>
      <text:p text:style-name="P1">Чтобы данный раздел также монтировался при загрузке системы, добавляем в fstab следующее:</text:p>
      <text:p text:style-name="P1"/>
      <text:p text:style-name="P1">vi /etc/fstab</text:p>
      <text:p text:style-name="P1"/>
      <text:p text:style-name="P1">/dev/md0 <text:s text:c="7"/>/mnt <text:s text:c="3"/>ext4 <text:s text:c="3"/>defaults <text:s text:c="3"/>1 2</text:p>
      <text:p text:style-name="P1"/>
      <text:p text:style-name="P1">Для проверки правильности fstab, вводим:</text:p>
      <text:p text:style-name="P1"/>
      <text:p text:style-name="P1">umount /mnt</text:p>
      <text:p text:style-name="P1"/>
      <text:p text:style-name="P1">mount -a</text:p>
      <text:p text:style-name="P1"/>
      <text:p text:style-name="P1">Мы должны увидеть примонтированный раздел md, например:</text:p>
      <text:p text:style-name="P1"/>
      <text:p text:style-name="P1">df -h</text:p>
      <text:p text:style-name="P1"/>
      <text:p text:style-name="P1">/dev/md0 <text:s text:c="14"/>990M <text:s text:c="8"/>2,6M <text:s/>921M <text:s text:c="11"/>1% /mnt</text:p>
      <text:p text:style-name="P1"/>
      <text:p text:style-name="P1">Информация о RAID</text:p>
      <text:p text:style-name="P1">Посмотреть состояние всех RAID можно командой:</text:p>
      <text:p text:style-name="P1"/>
      <text:p text:style-name="P1">cat /proc/mdstat</text:p>
      <text:p text:style-name="P1"/>
      <text:p text:style-name="P1">В ответ мы получим что-то на подобие:</text:p>
      <text:p text:style-name="P1"/>
      <text:p text:style-name="P1">md0 : active raid1 sdc[1] sdb[0]</text:p>
      <text:p text:style-name="P1"><text:s text:c="6"/>1046528 blocks super 1.2 [2/2] [UU]</text:p>
      <text:p text:style-name="P1"/>
      <text:p text:style-name="P1"><text:soft-page-break/>* где md0 — имя RAID устройства; raid1 sdc[1] sdb[0] — уровень избыточности и из каких дисков собран; 1046528 blocks — размер массива; [2/2] [UU] — количество юнитов, которые на данный момент используются.</text:p>
      <text:p text:style-name="P1">** мы можем увидеть строку md0 : active(auto-read-only) — это означает, что после монтирования массива, он не использовался для записи.</text:p>
      <text:p text:style-name="P1"/>
      <text:p text:style-name="P1">Подробную информацию о конкретном массиве можно посмотреть командой:</text:p>
      <text:p text:style-name="P1"/>
      <text:p text:style-name="P1">mdadm -D /dev/md0</text:p>
      <text:p text:style-name="P1"/>
      <text:p text:style-name="P1">* где /dev/md0 — имя RAID устройства.</text:p>
      <text:p text:style-name="P1"/>
      <text:p text:style-name="P1">Пример ответа:</text:p>
      <text:p text:style-name="P1"/>
      <text:p text:style-name="P1"><text:s text:c="11"/>Version : 1.2</text:p>
      <text:p text:style-name="P1"><text:s text:c="5"/>Creation Time : Wed Mar <text:s/>6 09:41:06 2019</text:p>
      <text:p text:style-name="P1"><text:s text:c="8"/>Raid Level : raid1</text:p>
      <text:p text:style-name="P1"><text:s text:c="8"/>Array Size : 1046528 (1022.00 MiB 1071.64 MB)</text:p>
      <text:p text:style-name="P1"><text:s text:c="5"/>Used Dev Size : 1046528 (1022.00 MiB 1071.64 MB)</text:p>
      <text:p text:style-name="P1"><text:s text:c="6"/>Raid Devices : 2</text:p>
      <text:p text:style-name="P1"><text:s text:c="5"/>Total Devices : 2</text:p>
      <text:p text:style-name="P1"><text:s text:c="7"/>Persistence : Superblock is persistent</text:p>
      <text:p text:style-name="P1"/>
      <text:p text:style-name="P1"><text:s text:c="7"/>Update Time : Wed Mar <text:s/>6 09:41:26 2019</text:p>
      <text:p text:style-name="P1"><text:s text:c="13"/>State : clean </text:p>
      <text:p text:style-name="P1"><text:s text:c="4"/>Active Devices : 2</text:p>
      <text:p text:style-name="P1"><text:s text:c="3"/>Working Devices : 2</text:p>
      <text:p text:style-name="P1"><text:s text:c="4"/>Failed Devices : 0</text:p>
      <text:p text:style-name="P1"><text:s text:c="5"/>Spare Devices : 0</text:p>
      <text:p text:style-name="P1"/>
      <text:p text:style-name="P1">Consistency Policy : resync</text:p>
      <text:p text:style-name="P1"/>
      <text:p text:style-name="P1"><text:s text:c="14"/>Name : proxy.dmosk.local:0 <text:s/>(local to host proxy.dmosk.local)</text:p>
      <text:p text:style-name="P1"><text:s text:c="14"/>UUID : 304ad447:a04cda4a:90457d04:d9a4e884</text:p>
      <text:p text:style-name="P1"><text:s text:c="12"/>Events : 17</text:p>
      <text:p text:style-name="P1"/>
      <text:p text:style-name="P1"><text:s text:c="4"/>Number <text:s text:c="2"/>Major <text:s text:c="2"/>Minor <text:s text:c="2"/>RaidDevice State</text:p>
      <text:p text:style-name="P1"><text:s text:c="7"/>0 <text:s text:c="6"/>8 <text:s text:c="6"/>16 <text:s text:c="7"/>0 <text:s text:c="5"/>active sync <text:s text:c="2"/>/dev/sdb</text:p>
      <text:p text:style-name="P1"><text:s text:c="7"/>1 <text:s text:c="6"/>8 <text:s text:c="6"/>32 <text:s text:c="7"/>1 <text:s text:c="5"/>active sync <text:s text:c="2"/>/dev/sdc</text:p>
      <text:p text:style-name="P1"/>
      <text:p text:style-name="P1">* где:</text:p>
      <text:p text:style-name="P1"/>
      <text:p text:style-name="P1">Version — версия метаданных.</text:p>
      <text:p text:style-name="P1">Creation Time — дата в время создания массива.</text:p>
      <text:p text:style-name="P1">Raid Level — уровень RAID.</text:p>
      <text:p text:style-name="P1">Array Size — объем дискового пространства для RAID.</text:p>
      <text:p text:style-name="P1"><text:soft-page-break/>Used Dev Size — используемый объем для устройств. Для каждого уровня будет индивидуальный расчет: RAID1 — равен половине общего размера дисков, RAID5 — равен размеру, используемому для контроля четности.</text:p>
      <text:p text:style-name="P1">Raid Devices — количество используемых устройств для RAID.</text:p>
      <text:p text:style-name="P1">Total Devices — количество добавленных в RAID устройств.</text:p>
      <text:p text:style-name="P1">Update Time — дата и время последнего изменения массива.</text:p>
      <text:p text:style-name="P1">State — текущее состояние. clean — все в порядке.</text:p>
      <text:p text:style-name="P1">Active Devices — количество работающих в массиве устройств.</text:p>
      <text:p text:style-name="P1">Working Devices — количество добавленных в массив устройств в рабочем состоянии.</text:p>
      <text:p text:style-name="P1">Failed Devices — количество сбойных устройств.</text:p>
      <text:p text:style-name="P1">Spare Devices — количество запасных устройств.</text:p>
      <text:p text:style-name="P1">Consistency Policy — политика согласованности активного массива (при неожиданном сбое). По умолчанию используется resync — полная ресинхронизация после восстановления. Также могут быть bitmap, journal, ppl.</text:p>
      <text:p text:style-name="P1">Name — имя компьютера.</text:p>
      <text:p text:style-name="P1">UUID — идентификатор для массива.</text:p>
      <text:p text:style-name="P1">Events — количество событий обновления.</text:p>
      <text:p text:style-name="P1">Chunk Size (для RAID5) — размер блока в килобайтах, который пишется на разные диски.</text:p>
      <text:p text:style-name="P1">Подробнее про каждый параметр можно прочитать в мануале для mdadm:</text:p>
      <text:p text:style-name="P1"/>
      <text:p text:style-name="P1">man mdadm</text:p>
      <text:p text:style-name="P1"/>
      <text:p text:style-name="P1">Также, информацию о разделах и дисковом пространстве массива можно посмотреть командой fdisk:</text:p>
      <text:p text:style-name="P1"/>
      <text:p text:style-name="P1">fdisk -l /dev/md0</text:p>
      <text:p text:style-name="P1"/>
      <text:p text:style-name="P1">Проверка целостности</text:p>
      <text:p text:style-name="P1">Для проверки целостности вводим:</text:p>
      <text:p text:style-name="P1"/>
      <text:p text:style-name="P1">echo 'check' &gt; /sys/block/md0/md/sync_action</text:p>
      <text:p text:style-name="P1"/>
      <text:p text:style-name="P1">Результат проверки смотрим командой:</text:p>
      <text:p text:style-name="P1"/>
      <text:p text:style-name="P1">cat /sys/block/md0/md/mismatch_cnt</text:p>
      <text:p text:style-name="P1"/>
      <text:p text:style-name="P1">* если команда возвращает 0, то с массивом все в порядке.</text:p>
      <text:p text:style-name="P1"/>
      <text:p text:style-name="P1">Остановка проверки:</text:p>
      <text:p text:style-name="P1"/>
      <text:p text:style-name="P1">echo 'idle' &gt; /sys/block/md0/md/sync_action</text:p>
      <text:p text:style-name="P1"/>
      <text:p text:style-name="P1">Восстановление RAID</text:p>
      <text:p text:style-name="P1">Рассмотрим два варианта восстановлении массива.</text:p>
      <text:p text:style-name="P1"/>
      <text:p text:style-name="P1">Замена диска</text:p>
      <text:p text:style-name="P1"><text:soft-page-break/>В случае выхода из строя одного из дисков массива, команда cat /proc/mdstat покажет следующее:</text:p>
      <text:p text:style-name="P1"/>
      <text:p text:style-name="P1">cat /proc/mdstat</text:p>
      <text:p text:style-name="P1"/>
      <text:p text:style-name="P1">Personalities : [raid1] </text:p>
      <text:p text:style-name="P1">md0 : active raid1 sdb[0]</text:p>
      <text:p text:style-name="P1"><text:s text:c="6"/>1046528 blocks super 1.2 [2/1] [U_]</text:p>
      <text:p text:style-name="P1"/>
      <text:p text:style-name="P1">* о наличии проблемы нам говорит нижнее подчеркивание вместо U — [U_] вместо [UU].</text:p>
      <text:p text:style-name="P1"/>
      <text:p text:style-name="P1">Или:</text:p>
      <text:p text:style-name="P1"/>
      <text:p text:style-name="P1">mdadm -D /dev/md0</text:p>
      <text:p text:style-name="P1"/>
      <text:p text:style-name="P1">...</text:p>
      <text:p text:style-name="P1"><text:s text:c="7"/>Update Time : Thu Mar <text:s/>7 20:20:40 2019</text:p>
      <text:p text:style-name="P1"><text:s text:c="13"/>State : clean, degraded</text:p>
      <text:p text:style-name="P1">...</text:p>
      <text:p text:style-name="P1"/>
      <text:p text:style-name="P1">* статус degraded говорит о проблемах с RAID.</text:p>
      <text:p text:style-name="P1"/>
      <text:p text:style-name="P1">Для восстановления, сначала удалим сбойный диск, например:</text:p>
      <text:p text:style-name="P1"/>
      <text:p text:style-name="P1">mdadm /dev/md0 --remove /dev/sdc</text:p>
      <text:p text:style-name="P1"/>
      <text:p text:style-name="P1">Теперь добавим новый:</text:p>
      <text:p text:style-name="P1"/>
      <text:p text:style-name="P1">mdadm /dev/md0 --add /dev/sde</text:p>
      <text:p text:style-name="P1"/>
      <text:p text:style-name="P1">Смотрим состояние массива:</text:p>
      <text:p text:style-name="P1"/>
      <text:p text:style-name="P1">mdadm -D /dev/md0</text:p>
      <text:p text:style-name="P1"/>
      <text:p text:style-name="P1">...</text:p>
      <text:p text:style-name="P1"><text:s text:c="7"/>Update Time : Thu Mar <text:s/>7 20:57:13 2019</text:p>
      <text:p text:style-name="P1"><text:s text:c="13"/>State : clean, degraded, recovering</text:p>
      <text:p text:style-name="P1">...</text:p>
      <text:p text:style-name="P1"><text:s text:c="4"/>Rebuild Status : 40% complete</text:p>
      <text:p text:style-name="P1">...</text:p>
      <text:p text:style-name="P1"/>
      <text:p text:style-name="P1">* recovering говорит, что RAID восстанавливается; Rebuild Status — текущее состояние восстановления массива (в данном примере он восстановлен на 40%).</text:p>
      <text:p text:style-name="P1"/>
      <text:p text:style-name="P1">Если синхронизация выполняется слишком медленно, можно увеличить ее скорость. Для изменения скорости синхронизации вводим:</text:p>
      <text:p text:style-name="P1"/>
      <text:p text:style-name="P1"><text:soft-page-break/>echo '10000' &gt; /proc/sys/dev/raid/speed_limit_min</text:p>
      <text:p text:style-name="P1"/>
      <text:p text:style-name="P1">* по умолчанию скорость speed_limit_min = 1000 Кб, speed_limit_max — 200000 Кб. Для изменения скорости, можно поменять только минимальную.</text:p>
      <text:p text:style-name="P1"/>
      <text:p text:style-name="P1">Пересборка массива</text:p>
      <text:p text:style-name="P1">Если нам нужно вернуть ранее разобранный или развалившийся массив из дисков, которые уже входили в состав RAID, вводим:</text:p>
      <text:p text:style-name="P1"/>
      <text:p text:style-name="P1">mdadm --assemble --scan</text:p>
      <text:p text:style-name="P1"/>
      <text:p text:style-name="P1">* данная команда сама найдет необходимую конфигурацию и восстановит RAID.</text:p>
      <text:p text:style-name="P1"/>
      <text:p text:style-name="P1">Также, мы можем указать, из каких дисков пересобрать массив:</text:p>
      <text:p text:style-name="P1"/>
      <text:p text:style-name="P1">mdadm --assemble /dev/md0 /dev/sdb /dev/sdc</text:p>
      <text:p text:style-name="P1"/>
      <text:p text:style-name="P1">Запасной диск (Hot Spare)</text:p>
      <text:p text:style-name="P1">Если в массиве будет запасной диск для горячей замены, при выходе из строя одного из основных дисков, его место займет запасной.</text:p>
      <text:p text:style-name="P1"/>
      <text:p text:style-name="P1">Диском Hot Spare станет тот, который просто будет добавлен к массиву:</text:p>
      <text:p text:style-name="P1"/>
      <text:p text:style-name="P1">mdadm /dev/md0 --add /dev/sdd</text:p>
      <text:p text:style-name="P1"/>
      <text:p text:style-name="P1">Информация о массиве изменится, например:</text:p>
      <text:p text:style-name="P1"/>
      <text:p text:style-name="P1">mdadm -D /dev/md0</text:p>
      <text:p text:style-name="P1"/>
      <text:p text:style-name="P1">...</text:p>
      <text:p text:style-name="P1"><text:s text:c="4"/>Number <text:s text:c="2"/>Major <text:s text:c="2"/>Minor <text:s text:c="2"/>RaidDevice State</text:p>
      <text:p text:style-name="P1"><text:s text:c="7"/>0 <text:s text:c="6"/>8 <text:s text:c="6"/>16 <text:s text:c="7"/>0 <text:s text:c="5"/>active sync <text:s text:c="2"/>/dev/sdb</text:p>
      <text:p text:style-name="P1"><text:s text:c="7"/>2 <text:s text:c="6"/>8 <text:s text:c="6"/>48 <text:s text:c="7"/>1 <text:s text:c="5"/>active sync <text:s text:c="2"/>/dev/sdc</text:p>
      <text:p text:style-name="P1"/>
      <text:p text:style-name="P1"><text:s text:c="7"/>3 <text:s text:c="6"/>8 <text:s text:c="6"/>32 <text:s text:c="7"/>- <text:s text:c="5"/>spare <text:s text:c="2"/>/dev/sdd</text:p>
      <text:p text:style-name="P1"/>
      <text:p text:style-name="P1">Проверить работоспособность резерва можно вручную, симулировав выход из строя одного из дисков:</text:p>
      <text:p text:style-name="P1"/>
      <text:p text:style-name="P1">mdadm /dev/md0 --fail /dev/sdb</text:p>
      <text:p text:style-name="P1"/>
      <text:p text:style-name="P1">И смотрим состояние:</text:p>
      <text:p text:style-name="P1"/>
      <text:p text:style-name="P1">mdadm -D /dev/md0</text:p>
      <text:p text:style-name="P1"/>
      <text:p text:style-name="P1">...</text:p>
      <text:p text:style-name="P1"><text:s text:c="4"/>Rebuild Status : 37% complete</text:p>
      <text:p text:style-name="P1">...</text:p>
      <text:p text:style-name="P1"><text:soft-page-break/><text:s text:c="4"/>Number <text:s text:c="2"/>Major <text:s text:c="2"/>Minor <text:s text:c="2"/>RaidDevice State</text:p>
      <text:p text:style-name="P1"><text:s text:c="7"/>3 <text:s text:c="6"/>8 <text:s text:c="6"/>32 <text:s text:c="7"/>0 <text:s text:c="5"/>spare rebuilding <text:s text:c="2"/>/dev/sdd</text:p>
      <text:p text:style-name="P1"><text:s text:c="7"/>2 <text:s text:c="6"/>8 <text:s text:c="6"/>48 <text:s text:c="7"/>1 <text:s text:c="5"/>active sync <text:s text:c="2"/>/dev/sdc</text:p>
      <text:p text:style-name="P1"/>
      <text:p text:style-name="P1"><text:s text:c="7"/>0 <text:s text:c="6"/>8 <text:s text:c="6"/>16 <text:s text:c="7"/>- <text:s text:c="5"/>faulty <text:s text:c="2"/>/dev/sdb</text:p>
      <text:p text:style-name="P1">...</text:p>
      <text:p text:style-name="P1"/>
      <text:p text:style-name="P1">* как видим, начинается ребилд. На замену вышедшему из строя sdb встал hot-spare sdd.</text:p>
      <text:p text:style-name="P1"/>
      <text:p text:style-name="P1">Добавить диск к массиву</text:p>
      <text:p text:style-name="P1">В данном примере рассмотрим вариант добавления активного диска к RAID, который будет использоваться для работы, а не в качестве запасного.</text:p>
      <text:p text:style-name="P1"/>
      <text:p text:style-name="P1">Добавляем диск к массиву:</text:p>
      <text:p text:style-name="P1"/>
      <text:p text:style-name="P1">mdadm /dev/md0 --add /dev/sde</text:p>
      <text:p text:style-name="P1"/>
      <text:p text:style-name="P1">Новый диск мы увидим в качестве spare:</text:p>
      <text:p text:style-name="P1"/>
      <text:p text:style-name="P1">4 <text:s text:c="6"/>8 <text:s text:c="6"/>16 <text:s text:c="7"/>- <text:s text:c="5"/>spare <text:s text:c="2"/>/dev/sde</text:p>
      <text:p text:style-name="P1"/>
      <text:p text:style-name="P1">Теперь расширяем RAID:</text:p>
      <text:p text:style-name="P1"/>
      <text:p text:style-name="P1">mdadm -G /dev/md0 --raid-devices=3</text:p>
      <text:p text:style-name="P1"/>
      <text:p text:style-name="P1">* в данном примере подразумевается, что у нас RAID 1 и мы добавили к нему 3-й диск.</text:p>
      <text:p text:style-name="P1"/>
      <text:p text:style-name="P1">Удаление массива</text:p>
      <text:p text:style-name="P1">При удалении массива внимателнее смотрите на имена массива и дисков и подставляйте свои значения.</text:p>
      <text:p text:style-name="P1"/>
      <text:p text:style-name="P1">Если нам нужно полностью разобрать RAID, сначала размонтируем и остановим его:</text:p>
      <text:p text:style-name="P1"/>
      <text:p text:style-name="P1">umount /mnt</text:p>
      <text:p text:style-name="P1"/>
      <text:p text:style-name="P1">* где /mnt — каталог монтирования нашего RAID.</text:p>
      <text:p text:style-name="P1"/>
      <text:p text:style-name="P1">mdadm -S /dev/md0</text:p>
      <text:p text:style-name="P1"/>
      <text:p text:style-name="P1">* где /dev/md0 — массив, который мы хотим разобрать.</text:p>
      <text:p text:style-name="P1">* если мы получим ошибку mdadm: fail to stop array /dev/md0: Device or resource busy, с помощью команды lsof -f -- /dev/md0 смотрим процессы, которые используют раздел и останавливаем их.</text:p>
      <text:p text:style-name="P1"/>
      <text:p text:style-name="P1">Затем очищаем суперблоки на всех дисках, из которых он был собран:</text:p>
      <text:p text:style-name="P1"/>
      <text:p text:style-name="P1"><text:soft-page-break/>mdadm --zero-superblock /dev/sdb</text:p>
      <text:p text:style-name="P1"/>
      <text:p text:style-name="P1">mdadm --zero-superblock /dev/sdc</text:p>
      <text:p text:style-name="P1"/>
      <text:p text:style-name="P1">mdadm --zero-superblock /dev/sdd</text:p>
      <text:p text:style-name="P1"/>
      <text:p text:style-name="P1">* где диски /dev/sdb, /dev/sdc, /dev/sdd были частью массива md0.</text:p>
      <text:p text:style-name="P1"/>
      <text:p text:style-name="P1">А также удаляем метаданные и подпись:</text:p>
      <text:p text:style-name="P1"/>
      <text:p text:style-name="P1">wipefs --all --force /dev/sd{b,c,d}</text:p>
      <text:p text:style-name="P1"/>
      <text:p text:style-name="P1"/>
      <text:p text:style-name="P1">________________________</text:p>
      <text:p text:style-name="P1"/>
      <text:p text:style-name="P3">Был собран массив, из двух дисков sda <text:s/>и sdb</text:p>
      <text:p text:style-name="P3"/>
      <text:p text:style-name="P4"><text:span text:style-name="T4">sda <text:s text:c="11"/>   8:0    0 931,5G  0 disk </text:span><text:span text:style-name="T5"><text:line-break/>├─sda1 <text:tab/><text:tab/><text:tab/><text:tab/><text:tab/><text:tab/><text:tab/><text:tab/>8:1    0 448,2G  0 part <text:line-break/>│ └─md121 <text:tab/><text:tab/><text:tab/><text:tab/><text:tab/><text:tab/><text:tab/><text:tab/>9:121  0 448,1G  0 raid1 <text:line-break/>│   └─luks-460961c9-95ca-4ad9-beea-564b275a47c5 253:5    0 448,1G  0 crypt /storage <text:line-break/>├─sda2 <text:tab/><text:tab/><text:tab/><text:tab/><text:tab/><text:tab/><text:tab/><text:tab/>8:2    0 250,1G  0 part <text:line-break/>│ └─md122<text:tab/><text:tab/><text:tab/><text:tab/><text:tab/><text:tab/><text:tab/><text:tab/>9:122  0   250G  0 raid1 <text:line-break/>│   └─luks-1055ebde-222d-4750-8073-805091c9641b 253:4    0   250G  0 crypt /installs <text:line-break/>├─sda3 <text:tab/><text:tab/><text:tab/><text:tab/><text:tab/><text:tab/><text:tab/><text:tab/>8:3    0 100,1G  0 part <text:line-break/>│ └─md123 <text:tab/><text:tab/><text:tab/><text:tab/><text:tab/><text:tab/><text:tab/><text:tab/>9:123  0   100G  0 raid1 <text:line-break/>│   └─luks-eff5c7c8-33b1-47e7-a6d8-c83cb92c1f3f 253:3    0   100G  0 crypt /home <text:line-break/>├─sda4 <text:tab/><text:tab/><text:tab/><text:tab/><text:tab/><text:tab/><text:tab/><text:tab/>8:4    0     1K  0 part <text:line-break/>├─sda5<text:tab/><text:tab/><text:tab/><text:tab/><text:tab/><text:tab/><text:tab/><text:tab/>8:5    0    50G  0 part <text:line-break/>│ └─md125 <text:tab/><text:tab/><text:tab/><text:tab/><text:tab/><text:tab/><text:tab/><text:tab/>9:125  0    50G  0 raid1 <text:line-break/>│   └─luks-aae6ec35-0b1b-48cb-bfee-5ef2c680c24e 253:1    0    50G  0 crypt / <text:line-break/>├─sda6 <text:s text:c="11"/>8:6    0    50G  0 part <text:line-break/>│ └─md124 <text:s text:c="11"/>9:124  0    50G  0 raid1 <text:line-break/>│   └─luks-f9e7dd44-9690-45ee-996d-cd7f815e4705 253:2    0    50G  0 crypt /var <text:line-break/>├─sda7 <text:s text:c="11"/>8:7    0    32G  0 part <text:line-break/>│ └─md127 <text:s text:c="11"/>9:127  0    32G  0 raid1 <text:line-break/>│   └─luks-11d3998e-534f-4191-8f34-95d917ae2f35 253:0    0    32G  0 crypt [SWAP] <text:line-break/>└─sda8 <text:s text:c="11"/>8:8    0  1021M  0 part <text:line-break/>└─md126 <text:s text:c="11"/>9:126  0  1020M  0 raid1 /boot <text:line-break/>sdb <text:s text:c="11"/>   8:16   0 931,5G  0 disk <text:line-break/>├─sdb1 <text:s text:c="11"/>8:17   0 448,2G  0 part <text:line-break/>│ └─md121 <text:s text:c="11"/>9:121  0 448,1G  0 raid1 <text:line-break/>│   └─luks-460961c9-95ca-4ad9-beea-564b275a47c5 253:5    0 448,1G  0 crypt /storage <text:line-break/>├─sdb2 <text:s text:c="11"/>8:18   0 250,1G  0 part <text:line-break/>│ └─md122 <text:s text:c="11"/>9:122  0   250G  0 raid1 <text:line-break/>│   └─luks-1055ebde-222d-4750-8073-805091c9641b 253:4    0   250G  0 crypt /installs <text:line-break/>├─sdb3 <text:s text:c="11"/>8:19   0 100,1G  0 part <text:line-break/>│ └─md123 <text:s text:c="11"/>9:123  0   100G  0 raid1 <text:line-break/>│   └─luks-eff5c7c8-33b1-47e7-a6d8-c83cb92c1f3f 253:3    0   100G  0 crypt /home <text:line-break/>├─sdb4 <text:tab/><text:tab/><text:tab/><text:tab/>8:20   0     1K  0 part <text:line-break/>├─sdb5 <text:tab/><text:tab/><text:tab/><text:tab/>8:21   0    50G  0 part <text:line-break/></text:span><text:soft-page-break/><text:span text:style-name="T5">│ └─md125 <text:tab/><text:tab/><text:tab/><text:tab/><text:tab/><text:tab/><text:tab/>9:125  0    50G  0 raid1 <text:line-break/>│   └─luks-aae6ec35-0b1b-48cb-bfee-5ef2c680c24e 253:1    0    50G  0 crypt / <text:line-break/>├─sdb6 <text:tab/></text:span><text:span text:style-name="T6">`<text:tab/><text:tab/><text:tab/></text:span><text:span text:style-name="T5">8:22   0    50G  0 part <text:line-break/>│ └─md124 <text:tab/><text:tab/><text:tab/><text:tab/><text:tab/><text:tab/><text:tab/>9:124  0    50G  0 raid1 <text:line-break/>│   └─luks-f9e7dd44-9690-45ee-996d-cd7f815e4705 253:2    0    50G  0 crypt /var <text:line-break/>├─sdb7 <text:tab/><text:tab/><text:tab/><text:tab/>8:23   0    32G  0 part <text:line-break/>│ └─md127 <text:tab/><text:tab/><text:tab/><text:tab/><text:tab/><text:tab/><text:tab/>9:127  0    32G  0 raid1 <text:line-break/>│   └─luks-11d3998e-534f-4191-8f34-95d917ae2f35 253:0    0    32G  0 crypt [SWAP] <text:line-break/>└─sdb8 <text:tab/><text:tab/><text:tab/><text:tab/>8:24 0  1021M  0 part <text:line-break/>└─md126 <text:tab/><text:tab/><text:tab/><text:tab/><text:tab/><text:tab/><text:tab/>9:126  0  1020M  0 raid1 /boot</text:span><text:line-break/></text:p>
      <text:p text:style-name="P1"/>
      <text:p text:style-name="P3">Отвалился один диск, sdb, при возвращениии, обратно не цеплялись разделы к массивам, например <text:s/>sdb2 не подключался к md122 sda2 </text:p>
      <text:p text:style-name="P3">sdb2 <text:tab/><text:tab/><text:tab/>8:18 0 250,1G 0 part </text:p>
      <text:p text:style-name="P3">│ └─md122 </text:p>
      <text:p text:style-name="P3"/>
      <text:p text:style-name="P3">не цеплялся к </text:p>
      <text:p text:style-name="P3"/>
      <text:p text:style-name="P3">sda2 <text:tab/><text:tab/><text:tab/>8:2 0 250,1G 0 part </text:p>
      <text:p text:style-name="P3">│ └─md122 </text:p>
      <text:p text:style-name="P3"/>
      <text:p text:style-name="P3"/>
      <text:p text:style-name="P3">Чтоб добавить существовавший в массиве диск, выполняем команду:</text:p>
      <text:p text:style-name="P3"/>
      <text:p text:style-name="P3">mdadm --re-add /<text:span text:style-name="T1">dev/</text:span><text:span text:style-name="T2">md122 /</text:span><text:span text:style-name="T1">dev/</text:span><text:span text:style-name="T2">sdb2</text:span></text:p>
      <text:p text:style-name="P3"><text:span text:style-name="T2"/></text:p>
      <text:p text:style-name="P3"><text:span text:style-name="T2"><text:s/></text:span><text:span text:style-name="T3">говорим «ещё раз добавить /dev/sdb2, к массиву </text:span><text:span text:style-name="T2">/</text:span><text:span text:style-name="T1">dev/</text:span><text:span text:style-name="T2">md122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4T14:10:55.879179402</meta:creation-date>
    <meta:print-date>2021-02-04T14:12:25.802482227</meta:print-date>
    <dc:date>2021-12-16T08:27:00.099393263</dc:date>
    <meta:editing-duration>PT13M35S</meta:editing-duration>
    <meta:editing-cycles>4</meta:editing-cycles>
    <meta:generator>LibreOffice/7.2.2.2$Linux_X86_64 LibreOffice_project/02b2acce88a210515b4a5bb2e46cbfb63fe97d56</meta:generator>
    <meta:document-statistic meta:table-count="0" meta:image-count="0" meta:object-count="0" meta:page-count="10" meta:paragraph-count="235" meta:word-count="1840" meta:character-count="13179" meta:non-whitespace-character-count="10285"/>
  </office:meta>
</office:document-meta>
</file>